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ot" svg:stroke-width="0.03cm" svg:stroke-color="#000000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  <style:paragraph-properties style:writing-mode="lr-tb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svg:stroke-width="0.05cm" svg:stroke-color="#ff8000" draw:marker-start-width="0.28cm" draw:marker-end-width="0.28cm" draw:fill="solid" draw:fill-color="#ffff00" draw:textarea-horizontal-align="justify" draw:textarea-vertical-align="middle" draw:auto-grow-height="false" fo:min-height="1.114cm" fo:min-width="0.864cm" fo:padding-top="0.15cm" fo:padding-bottom="0.15cm" fo:padding-left="0.275cm" fo:padding-right="0.275cm" draw:shadow="hidden"/>
    </style:style>
    <style:style style:name="gr4" style:family="graphic" style:parent-style-name="objectwithoutfill">
      <style:graphic-properties svg:stroke-width="0.03cm" svg:stroke-color="#000000" draw:marker-end="Arrow" draw:marker-end-width="0.09cm" draw:fill="solid" draw:fill-color="#000000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width="0.03cm" svg:stroke-color="#000000" draw:fill="none" draw:fill-color="#ffffff" fo:min-height="0.42cm" fo:padding-top="0.14cm" fo:padding-bottom="0.14cm" fo:padding-left="0.265cm" fo:padding-right="0.265cm"/>
      <style:paragraph-properties style:writing-mode="lr-tb"/>
    </style:style>
    <style:style style:name="gr6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  <style:paragraph-properties style:writing-mode="lr-tb"/>
    </style:style>
    <style:style style:name="gr7" style:family="graphic" style:parent-style-name="standard">
      <style:graphic-properties svg:stroke-width="0.01cm" svg:stroke-color="#000000" draw:marker-start-width="0.17cm" draw:marker-end-width="0.17cm" draw:fill="gradient" draw:fill-color="#000000" draw:fill-gradient-name="Spotted_20_Gray" draw:textarea-horizontal-align="justify" draw:textarea-vertical-align="middle" draw:auto-grow-height="false" fo:min-height="0.34cm" fo:min-width="0.19cm" fo:padding-top="0.13cm" fo:padding-bottom="0.13cm" fo:padding-left="0.255cm" fo:padding-right="0.255cm"/>
    </style:style>
    <style:style style:name="gr8" style:family="graphic" style:parent-style-name="objectwithoutfill">
      <style:graphic-properties draw:stroke="solid" draw:stroke-dash="Long_20_Dot" svg:stroke-width="0.01cm" svg:stroke-color="#000000" draw:marker-start-width="0.17cm" draw:marker-end-width="0.17cm" draw:fill="solid" draw:fill-color="#000000" draw:textarea-vertical-align="middle" fo:padding-top="0.13cm" fo:padding-bottom="0.13cm" fo:padding-left="0.255cm" fo:padding-right="0.255cm"/>
    </style:style>
    <style:style style:name="gr9" style:family="graphic" style:parent-style-name="objectwithoutfill">
      <style:graphic-properties draw:stroke="solid" draw:stroke-dash="Dot" svg:stroke-width="0.01cm" svg:stroke-color="#000000" draw:marker-start="" draw:marker-start-width="0.17cm" draw:marker-end="Extrémités_20_de_20_flèche_20_2" draw:marker-end-width="0.17cm" draw:fill="solid" draw:fill-color="#000000" draw:textarea-vertical-align="middle" fo:padding-top="0.13cm" fo:padding-bottom="0.13cm" fo:padding-left="0.255cm" fo:padding-right="0.255cm"/>
    </style:style>
    <style:style style:name="gr10" style:family="graphic" style:parent-style-name="objectwithoutfill">
      <style:graphic-properties draw:stroke="solid" draw:stroke-dash="Dot" svg:stroke-width="0.03cm" svg:stroke-color="#000000" draw:marker-start="" draw:marker-end="Arrow" draw:fill="solid" draw:fill-color="#000000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none" draw:stroke-dash="Dot" svg:stroke-width="0.03cm" svg:stroke-color="#000000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2" style:family="graphic" style:parent-style-name="objectwithoutfill">
      <style:graphic-properties draw:stroke="solid" draw:stroke-dash="Dot" svg:stroke-width="0.03cm" svg:stroke-color="#000000" draw:marker-end="Arrow" draw:fill="solid" draw:fill-color="#000000" draw:textarea-vertical-align="middle" fo:padding-top="0.14cm" fo:padding-bottom="0.14cm" fo:padding-left="0.265cm" fo:padding-right="0.265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loext:graphic-properties draw:fill="none" draw:fill-color="#ffffff"/>
      <style:text-properties fo:font-size="11pt" style:text-underline-style="solid" style:text-underline-width="auto" style:text-underline-color="font-color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text-properties fo:font-size="11pt" style:text-underline-style="solid" style:text-underline-width="auto" style:text-underline-color="font-color" style:font-size-asian="18pt" style:font-size-complex="18pt"/>
    </style:style>
    <style:style style:name="P5" style:family="paragraph">
      <loext:graphic-properties draw:fill="solid" draw:fill-color="#ffff00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style:text-properties fo:font-size="11pt" style:font-size-asian="18pt" style:font-size-complex="18pt"/>
    </style:style>
    <style:style style:name="P8" style:family="paragraph">
      <loext:graphic-properties draw:fill="none" draw:fill-color="#ffffff"/>
      <style:text-properties fo:font-size="11pt" style:font-size-asian="18pt" style:font-size-complex="18pt"/>
    </style:style>
    <style:style style:name="P9" style:family="paragraph">
      <loext:graphic-properties draw:fill="gradient" draw:fill-color="#000000" draw:fill-gradient-name="Spotted_20_Gray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T1" style:family="text">
      <style:text-properties fo:font-size="11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827cm" svg:height="0.713cm" svg:x="11.073cm" svg:y="0.087cm">
          <draw:text-box>
            <text:p text:style-name="P1"><text:span text:style-name="T1">Legend</text:span></text:p>
          </draw:text-box>
        </draw:frame>
        <draw:frame draw:style-name="gr2" draw:text-style-name="P3" draw:layer="layout" svg:width="2.606cm" svg:height="0.428cm" svg:x="10.294cm" svg:y="0.88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3" draw:layer="layout" svg:width="5.198cm" svg:height="1.043cm" svg:x="7.702cm" svg:y="1.48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3" draw:layer="layout" svg:width="4.75cm" svg:height="0.501cm" svg:x="8.15cm" svg:y="2.68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3" draw:layer="layout" svg:width="3.724cm" svg:height="1.04cm" svg:x="9.176cm" svg:y="3.38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2" draw:layer="layout" svg:width="2.479cm" svg:height="0.713cm" svg:x="0cm" svg:y="0.087cm">
          <draw:text-box>
            <text:p text:style-name="P4"><text:span text:style-name="T1">Gravity </text:span><text:span text:style-name="T1">pull</text:span></text:p>
          </draw:text-box>
        </draw:frame>
        <draw:frame draw:style-name="gr2" draw:text-style-name="P3" draw:layer="layout" svg:width="4.354cm" svg:height="3.164cm" svg:x="0.246cm" svg:y="0.93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" draw:text-style-name="P2" draw:layer="layout" svg:width="1.654cm" svg:height="0.713cm" svg:x="0cm" svg:y="4.196cm">
          <draw:text-box>
            <text:p text:style-name="P4"><text:span text:style-name="T1">Speed</text:span></text:p>
          </draw:text-box>
        </draw:frame>
        <draw:frame draw:style-name="gr2" draw:text-style-name="P3" draw:layer="layout" svg:width="5.024cm" svg:height="1.978cm" svg:x="0.176cm" svg:y="4.90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" draw:text-style-name="P2" draw:layer="layout" svg:width="1.912cm" svg:height="0.713cm" svg:x="0.001cm" svg:y="7.188cm">
          <draw:text-box>
            <text:p text:style-name="P4"><text:span text:style-name="T1">Position</text:span></text:p>
          </draw:text-box>
        </draw:frame>
        <draw:frame draw:style-name="gr2" draw:text-style-name="P3" draw:layer="layout" svg:width="5.868cm" svg:height="1.471cm" svg:x="0.132cm" svg:y="7.91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g>
          <draw:custom-shape draw:style-name="gr3" draw:text-style-name="P5" draw:layer="layout" svg:width="2cm" svg:height="2cm" svg:x="4.3cm" svg:y="11.58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6" draw:layer="layout" svg:x1="5.3cm" svg:y1="12.587cm" svg:x2="7.3cm" svg:y2="12.587cm">
            <text:p/>
          </draw:line>
          <draw:line draw:style-name="gr4" draw:text-style-name="P6" draw:layer="layout" svg:x1="5.3cm" svg:y1="12.587cm" svg:x2="5.3cm" svg:y2="10.587cm">
            <text:p/>
          </draw:line>
          <draw:frame draw:style-name="gr5" draw:text-style-name="P8" draw:layer="layout" svg:width="0.7cm" svg:height="0.713cm" svg:x="4.8cm" svg:y="12.487cm">
            <draw:text-box>
              <text:p text:style-name="P7"><text:span text:style-name="T2">O</text:span></text:p>
            </draw:text-box>
          </draw:frame>
          <draw:frame draw:style-name="gr2" draw:text-style-name="P3" draw:layer="layout" svg:width="0.416cm" svg:height="0.482cm" svg:x="6.884cm" svg:y="12.705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2" draw:text-style-name="P3" draw:layer="layout" svg:width="0.416cm" svg:height="0.482cm" svg:x="4.784cm" svg:y="10.40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6" draw:text-style-name="P8" draw:layer="layout" svg:width="2.547cm" svg:height="0.713cm" svg:x="4cm" svg:y="13.587cm">
            <draw:text-box>
              <text:p><text:span text:style-name="T2">Central star</text:span></text:p>
            </draw:text-box>
          </draw:frame>
          <draw:custom-shape draw:style-name="gr7" draw:text-style-name="P9" draw:layer="layout" svg:width="1.4cm" svg:height="1.8cm" draw:transform="rotate (0.665843109635837) translate (8.638cm 6.604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6" draw:layer="layout" svg:x1="10.3cm" svg:y1="7.587cm" svg:x2="13cm" svg:y2="7.587cm">
            <text:p/>
          </draw:line>
          <draw:line draw:style-name="gr8" draw:text-style-name="P6" draw:layer="layout" svg:x1="10.3cm" svg:y1="7.587cm" svg:x2="8.1cm" svg:y2="4.787cm">
            <text:p/>
          </draw:line>
          <draw:path draw:style-name="gr9" draw:text-style-name="P6" draw:layer="layout" svg:width="3.327cm" svg:height="0.959cm" draw:transform="rotate (2.8023006470021) translate (12.1cm 7.587cm)" svg:viewBox="0 0 3328 960" svg:d="M0 0c777 998 2491 1348 3328 416">
            <text:p/>
          </draw:path>
          <draw:frame draw:style-name="gr2" draw:text-style-name="P3" draw:layer="layout" svg:width="0.458cm" svg:height="0.217cm" svg:x="11cm" svg:y="6.07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style-name="gr10" draw:text-style-name="P6" draw:layer="layout" svg:x1="10.3cm" svg:y1="7.587cm" svg:x2="8.5cm" svg:y2="5.287cm">
            <text:p/>
          </draw:line>
          <draw:frame draw:style-name="gr2" draw:text-style-name="P3" draw:layer="layout" svg:width="0.483cm" svg:height="0.485cm" svg:x="8.817cm" svg:y="5.387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2" draw:text-style-name="P3" draw:layer="layout" svg:width="1.577cm" svg:height="0.467cm" svg:x="10.305cm" svg:y="7.54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style-name="gr11" draw:text-style-name="P10" draw:layer="layout" svg:width="0.1cm" svg:height="0.1cm" svg:x="10.241cm" svg:y="7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6" draw:layer="layout" svg:x1="10.3cm" svg:y1="7.587cm" svg:x2="8.3cm" svg:y2="9.587cm">
            <text:p/>
          </draw:line>
          <draw:frame draw:style-name="gr2" draw:text-style-name="P3" draw:layer="layout" svg:width="0.545cm" svg:height="0.485cm" svg:x="9.2cm" svg:y="8.587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1" draw:text-style-name="P8" draw:layer="layout" svg:width="1.307cm" svg:height="0.713cm" svg:x="8.193cm" svg:y="6.787cm">
            <draw:text-box>
              <text:p><text:span text:style-name="T2">Ship</text:span></text:p>
            </draw:text-box>
          </draw:frame>
          <draw:line draw:style-name="gr8" draw:text-style-name="P6" draw:layer="layout" svg:x1="10.3cm" svg:y1="7.587cm" svg:x2="5.3cm" svg:y2="12.587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marker draw:name="Arrow" svg:viewBox="0 0 20 30" svg:d="M10 0l-10 30h20z"/>
    <draw:marker draw:name="Extrémités_20_de_20_flèche_20_2" draw:display-name="Extrémités de flèche 2" svg:viewBox="0 0 1131 902" svg:d="M564 0l-564 902h1131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ilaire Fernandes</meta:initial-creator>
    <meta:creation-date>2020-09-30T15:20:41.183293822</meta:creation-date>
    <dc:date>2020-09-30T16:56:11.687070136</dc:date>
    <dc:creator>Hilaire Fernandes</dc:creator>
    <meta:editing-duration>PT53M43S</meta:editing-duration>
    <meta:editing-cycles>9</meta:editing-cycles>
    <meta:generator>LibreOffice/6.4.5.2$Linux_X86_64 LibreOffice_project/40$Build-2</meta:generator>
    <meta:document-statistic meta:object-count="32"/>
  </office:meta>
</office:document-meta>
</file>

<file path=Object 1/content.xml><?xml version="1.0" encoding="utf-8"?>
<math xmlns="http://www.w3.org/1998/Math/MathML" display="block">
  <semantics>
    <mover accent="true">
      <mi>i</mi>
      <mo stretchy="false">⃗</mo>
    </mover>
    <annotation encoding="StarMath 5.0">vec i </annotation>
  </semantics>
</math>
</file>

<file path=Object 10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frac>
        <mrow>
          <mo stretchy="false">−</mo>
          <mover accent="true">
            <mi mathvariant="italic">OM</mi>
            <mo stretchy="true">⃗</mo>
          </mover>
        </mrow>
        <mrow>
          <mo fence="true" stretchy="false">‖</mo>
          <mrow>
            <mover accent="true">
              <mi mathvariant="italic">OM</mi>
              <mo stretchy="true">⃗</mo>
            </mover>
          </mrow>
          <mo fence="true" stretchy="false">‖</mo>
        </mrow>
      </mfrac>
      <mo stretchy="false">=</mo>
      <mrow>
        <mo stretchy="false">−</mo>
        <mfrac>
          <mrow>
            <mi>x</mi>
            <mrow>
              <mover accent="true">
                <mi>i</mi>
                <mo stretchy="false">⃗</mo>
              </mover>
              <mo stretchy="false">+</mo>
              <mi>y</mi>
            </mrow>
            <mover accent="true">
              <mi>j</mi>
              <mo stretchy="false">⃗</mo>
            </mover>
          </mrow>
          <mi>d</mi>
        </mfrac>
      </mrow>
    </mrow>
    <annotation encoding="StarMath 5.0">vec u = { - widevec OM } over { ldline widevec OM rdline  } = - {{ x vec i + y vec j } over d}</annotation>
  </semantics>
</math>
</file>

<file path=Object 11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a</mi>
                <mi>g</mi>
              </msub>
              <mo stretchy="false">⃗</mo>
            </mover>
            <mo stretchy="false">=</mo>
            <mrow>
              <mfrac>
                <mrow>
                  <mi>G</mi>
                  <mo stretchy="false">⋅</mo>
                  <msub>
                    <mi>m</mi>
                    <mn>1</mn>
                  </msub>
                  <mo stretchy="false">⋅</mo>
                  <msub>
                    <mi>m</mi>
                    <mn>2</mn>
                  </msub>
                </mrow>
                <msup>
                  <mi>d</mi>
                  <mn>2</mn>
                </msup>
              </mfrac>
              <mo stretchy="false">⋅</mo>
              <mover accent="true">
                <mi>u</mi>
                <mo stretchy="false">⃗</mo>
              </mover>
            </mrow>
          </mrow>
        </mtd>
      </mtr>
      <mtr>
        <mtd columnalign="left">
          <mrow>
            <mover accent="true">
              <msub>
                <mi>a</mi>
                <mi>g</mi>
              </msub>
              <mo stretchy="false">⃗</mo>
            </mover>
            <mo stretchy="false">=</mo>
            <mrow>
              <mrow>
                <mo stretchy="false">−</mo>
                <mfrac>
                  <mrow>
                    <mi>G</mi>
                    <mo stretchy="false">⋅</mo>
                    <msub>
                      <mi>m</mi>
                      <mn>1</mn>
                    </msub>
                    <mo stretchy="false">⋅</mo>
                    <msub>
                      <mi>m</mi>
                      <mn>2</mn>
                    </msub>
                  </mrow>
                  <msup>
                    <mi>d</mi>
                    <mn>2</mn>
                  </msup>
                </mfrac>
              </mrow>
              <mo stretchy="false">⋅</mo>
              <mrow>
                <mo fence="true" stretchy="true">(</mo>
                <mrow>
                  <mfrac>
                    <mrow>
                      <mi>x</mi>
                      <mrow>
                        <mover accent="true">
                          <mi>i</mi>
                          <mo stretchy="false">⃗</mo>
                        </mover>
                        <mo stretchy="false">+</mo>
                        <mi>y</mi>
                      </mrow>
                      <mover accent="true">
                        <mi>j</mi>
                        <mo stretchy="false">⃗</mo>
                      </mover>
                    </mrow>
                    <mi>d</mi>
                  </mfrac>
                </mrow>
                <mo fence="true" stretchy="true">)</mo>
              </mrow>
            </mrow>
          </mrow>
        </mtd>
      </mtr>
      <mtr>
        <mtd columnalign="left">
          <mrow>
            <mover accent="true">
              <msub>
                <mi>a</mi>
                <mi>g</mi>
              </msub>
              <mo stretchy="false">⃗</mo>
            </mover>
            <mo stretchy="false">=</mo>
            <mrow>
              <mfrac>
                <mrow>
                  <mrow>
                    <mo stretchy="false">−</mo>
                    <mi>G</mi>
                  </mrow>
                  <mo stretchy="false">⋅</mo>
                  <msub>
                    <mi>m</mi>
                    <mn>1</mn>
                  </msub>
                  <mo stretchy="false">⋅</mo>
                  <msub>
                    <mi>m</mi>
                    <mn>2</mn>
                  </msub>
                </mrow>
                <msup>
                  <mi>d</mi>
                  <mn>3</mn>
                </msup>
              </mfrac>
              <mo stretchy="false">⋅</mo>
              <mrow>
                <mo fence="true" stretchy="true">(</mo>
                <mrow>
                  <mrow>
                    <mi>x</mi>
                    <mrow>
                      <mover accent="true">
                        <mi>i</mi>
                        <mo stretchy="false">⃗</mo>
                      </mover>
                      <mo stretchy="false">+</mo>
                      <mi>y</mi>
                    </mrow>
                    <mover accent="true">
                      <mi>j</mi>
                      <mo stretchy="false">⃗</mo>
                    </mover>
                  </mrow>
                </mrow>
                <mo fence="true" stretchy="true">)</mo>
              </mrow>
            </mrow>
          </mrow>
        </mtd>
      </mtr>
    </mtable>
    <annotation encoding="StarMath 5.0">alignl vec a_g= {G cdot m_1 cdot m_2} over {alignc d^2} cdot vec u
newline
alignl vec a_g = -{ {G cdot m_1 cdot m_2} over {alignc d^2} } cdot left( {x vec i + y vec j} over {alignc d} right)
newline
alignl vec a_g = { -G cdot m_1 cdot m_2 } over {alignc d^3} cdot left( x vec i + y vec j right)


</annotation>
  </semantics>
</math>
</file>

<file path=Object 12/content.xml><?xml version="1.0" encoding="utf-8"?>
<math xmlns="http://www.w3.org/1998/Math/MathML" display="block">
  <semantics>
    <mtable>
      <mtr>
        <mtd columnalign="left">
          <mrow>
            <mfrac>
              <mrow>
                <mi>d</mi>
                <mover accent="true">
                  <mi>v</mi>
                  <mo stretchy="false">⃗</mo>
                </mover>
              </mrow>
              <mi mathvariant="italic">dt</mi>
            </mfrac>
            <mo stretchy="false">=</mo>
            <mrow>
              <mover accent="true">
                <msub>
                  <mi>a</mi>
                  <mi>g</mi>
                </msub>
                <mo stretchy="false">⃗</mo>
              </mover>
              <mo stretchy="false">+</mo>
              <mover accent="true">
                <msub>
                  <mi>a</mi>
                  <mi>i</mi>
                </msub>
                <mo stretchy="false">⃗</mo>
              </mover>
            </mrow>
          </mrow>
        </mtd>
      </mtr>
      <mtr>
        <mtd columnalign="left">
          <mrow>
            <mover accent="true">
              <mi>v</mi>
              <mo stretchy="false">⃗</mo>
            </mover>
            <mo stretchy="false">=</mo>
            <mrow>
              <mrow>
                <mrow>
                  <mo fence="true" stretchy="true">(</mo>
                  <mrow>
                    <mrow>
                      <mover accent="true">
                        <msub>
                          <mi>a</mi>
                          <mi>g</mi>
                        </msub>
                        <mo stretchy="false">⃗</mo>
                      </mover>
                      <mo stretchy="false">+</mo>
                      <mover accent="true">
                        <msub>
                          <mi>a</mi>
                          <mi>i</mi>
                        </msub>
                        <mo stretchy="false">⃗</mo>
                      </mover>
                    </mrow>
                  </mrow>
                  <mo fence="true" stretchy="true">)</mo>
                </mrow>
                <mo stretchy="false">⋅</mo>
                <mi>t</mi>
              </mrow>
              <mo stretchy="false">+</mo>
              <mover accent="true">
                <msub>
                  <mi>v</mi>
                  <mi>p</mi>
                </msub>
                <mo stretchy="true">⃗</mo>
              </mover>
            </mrow>
          </mrow>
        </mtd>
      </mtr>
      <mtr>
        <mtd columnalign="left">
          <mrow>
            <mover accent="true">
              <msub>
                <mi>v</mi>
                <mi>p</mi>
              </msub>
              <mo stretchy="true">⃗</mo>
            </mover>
            <mi mathvariant="normal">:</mi>
            <mi mathvariant="italic">speed</mi>
            <mi mathvariant="italic">at</mi>
            <mi mathvariant="italic">previous</mi>
            <mi mathvariant="italic">time</mi>
            <mi mathvariant="italic">lapse</mi>
          </mrow>
        </mtd>
      </mtr>
    </mtable>
    <annotation encoding="StarMath 5.0">alignl { d vec v } over dt = vec a_g + vec a_i
newline
alignl vec v = left( vec a_g + vec a_i right) cdot t + widevec v_p
newline
alignl widevec v_p : speed at previous time lapse</annotation>
  </semantics>
</math>
</file>

<file path=Object 13/content.xml><?xml version="1.0" encoding="utf-8"?>
<math xmlns="http://www.w3.org/1998/Math/MathML" display="block">
  <semantics>
    <mtable>
      <mtr>
        <mtd columnalign="left">
          <mrow>
            <mover accent="true">
              <mi mathvariant="italic">OM</mi>
              <mo stretchy="true">⃗</mo>
            </mover>
            <mo stretchy="false">=</mo>
            <mrow>
              <mrow>
                <mfrac>
                  <mn>1</mn>
                  <mn>2</mn>
                </mfrac>
                <mo stretchy="false">⋅</mo>
                <mrow>
                  <mo fence="true" stretchy="true">(</mo>
                  <mrow>
                    <mrow>
                      <mover accent="true">
                        <msub>
                          <mi>a</mi>
                          <mi>g</mi>
                        </msub>
                        <mo stretchy="false">⃗</mo>
                      </mover>
                      <mo stretchy="false">+</mo>
                      <mover accent="true">
                        <msub>
                          <mi>a</mi>
                          <mi>i</mi>
                        </msub>
                        <mo stretchy="false">⃗</mo>
                      </mover>
                    </mrow>
                  </mrow>
                  <mo fence="true" stretchy="true">)</mo>
                </mrow>
                <mo stretchy="false">⋅</mo>
                <msup>
                  <mi>t</mi>
                  <mn>2</mn>
                </msup>
              </mrow>
              <mo stretchy="false">+</mo>
              <mrow>
                <mover accent="true">
                  <msub>
                    <mi>v</mi>
                    <mi>p</mi>
                  </msub>
                  <mo stretchy="true">⃗</mo>
                </mover>
                <mo stretchy="false">⋅</mo>
                <mi>t</mi>
              </mrow>
              <mo stretchy="false">+</mo>
              <mover accent="true">
                <msub>
                  <mi mathvariant="italic">OM</mi>
                  <mi>p</mi>
                </msub>
                <mo stretchy="true">⃗</mo>
              </mover>
            </mrow>
          </mrow>
        </mtd>
      </mtr>
      <mtr>
        <mtd columnalign="left">
          <mrow>
            <mover accent="true">
              <msub>
                <mi mathvariant="italic">OM</mi>
                <mi>p</mi>
              </msub>
              <mo stretchy="true">⃗</mo>
            </mover>
            <mi mathvariant="normal">:</mi>
            <mi mathvariant="italic">position</mi>
            <mi mathvariant="italic">at</mi>
            <mi mathvariant="italic">previous</mi>
            <mi mathvariant="italic">time</mi>
            <mi mathvariant="italic">lapse</mi>
          </mrow>
        </mtd>
      </mtr>
    </mtable>
    <annotation encoding="StarMath 5.0">alignl widevec OM = 1 over 2 cdot left( vec a_g + vec a_i  right) cdot t^2 + widevec v_p cdot t + 
widevec OM_p
newline
alignl widevec OM_p : position at previous time lapse</annotation>
  </semantics>
</math>
</file>

<file path=Object 2/content.xml><?xml version="1.0" encoding="utf-8"?>
<math xmlns="http://www.w3.org/1998/Math/MathML" display="block">
  <semantics>
    <mover accent="true">
      <mi>j</mi>
      <mo stretchy="false">⃗</mo>
    </mover>
    <annotation encoding="StarMath 5.0">vec j</annotation>
  </semantics>
</math>
</file>

<file path=Object 3/content.xml><?xml version="1.0" encoding="utf-8"?>
<math xmlns="http://www.w3.org/1998/Math/MathML" display="block">
  <semantics>
    <mi>α</mi>
    <annotation encoding="StarMath 5.0">%alpha</annotation>
  </semantics>
</math>
</file>

<file path=Object 4/content.xml><?xml version="1.0" encoding="utf-8"?>
<math xmlns="http://www.w3.org/1998/Math/MathML" display="block">
  <semantics>
    <mover accent="true">
      <msub>
        <mi>a</mi>
        <mi>i</mi>
      </msub>
      <mo stretchy="false">⃗</mo>
    </mover>
    <annotation encoding="StarMath 5.0">vec { a_i }</annotation>
  </semantics>
</math>
</file>

<file path=Object 5/content.xml><?xml version="1.0" encoding="utf-8"?>
<math xmlns="http://www.w3.org/1998/Math/MathML" display="block">
  <semantics>
    <mrow>
      <mi>M</mi>
      <mrow>
        <mo fence="true" stretchy="false">(</mo>
        <mrow>
          <mrow>
            <mi>x</mi>
            <mi>;</mi>
            <mi>y</mi>
          </mrow>
        </mrow>
        <mo fence="true" stretchy="false">)</mo>
      </mrow>
    </mrow>
    <annotation encoding="StarMath 5.0">M( x;y )</annotation>
  </semantics>
</math>
</file>

<file path=Object 6/content.xml><?xml version="1.0" encoding="utf-8"?>
<math xmlns="http://www.w3.org/1998/Math/MathML" display="block">
  <semantics>
    <mover accent="true">
      <msub>
        <mi>a</mi>
        <mi>g</mi>
      </msub>
      <mo stretchy="false">⃗</mo>
    </mover>
    <annotation encoding="StarMath 5.0">vec a_g</annotation>
  </semantics>
</math>
</file>

<file path=Object 7/content.xml><?xml version="1.0" encoding="utf-8"?>
<math xmlns="http://www.w3.org/1998/Math/MathML" display="block">
  <semantics>
    <mrow>
      <mi>α</mi>
      <mi mathvariant="normal">:</mi>
      <mi mathvariant="italic">ship</mi>
      <mi mathvariant="italic">heading</mi>
    </mrow>
    <annotation encoding="StarMath 5.0">%alpha : ship heading</annotation>
  </semantics>
</math>
</file>

<file path=Object 8/content.xml><?xml version="1.0" encoding="utf-8"?>
<math xmlns="http://www.w3.org/1998/Math/MathML" display="block">
  <semantics>
    <mtable>
      <mtr>
        <mtd>
          <mrow>
            <mover accent="true">
              <msub>
                <mi>a</mi>
                <mi>i</mi>
              </msub>
              <mo stretchy="false">⃗</mo>
            </mover>
            <mi mathvariant="normal">:</mi>
            <mi mathvariant="italic">internal</mi>
            <mi mathvariant="italic">acceleration</mi>
            <mi>,</mi>
            <mrow>
              <mrow>
                <mo fence="true" stretchy="false">‖</mo>
                <mrow>
                  <mover accent="true">
                    <msub>
                      <mi>a</mi>
                      <mi>i</mi>
                    </msub>
                    <mo stretchy="false">⃗</mo>
                  </mover>
                </mrow>
                <mo fence="true" stretchy="false">‖</mo>
              </mrow>
              <mo stretchy="false">=</mo>
              <mi>a</mi>
            </mrow>
          </mrow>
        </mtd>
      </mtr>
      <mtr>
        <mtd>
          <mrow>
            <mrow>
              <mover accent="true">
                <msub>
                  <mi>a</mi>
                  <mi>i</mi>
                </msub>
                <mo stretchy="false">⃗</mo>
              </mover>
              <mo stretchy="false">=</mo>
              <mi>a</mi>
            </mrow>
            <mrow>
              <mo fence="true" stretchy="false">(</mo>
              <mrow>
                <mrow>
                  <mi>cos</mi>
                  <mi>α</mi>
                  <mrow>
                    <mover accent="true">
                      <mi>i</mi>
                      <mo stretchy="false">⃗</mo>
                    </mover>
                    <mo stretchy="false">+</mo>
                    <mi>sin</mi>
                  </mrow>
                  <mi>α</mi>
                  <mover accent="true">
                    <mi>j</mi>
                    <mo stretchy="false">⃗</mo>
                  </mover>
                </mrow>
              </mrow>
              <mo fence="true" stretchy="false">)</mo>
            </mrow>
          </mrow>
        </mtd>
      </mtr>
    </mtable>
    <annotation encoding="StarMath 5.0">vec a_i : internal acceleration, ldline vec a_i rdline = a
newline
vec a_i = a ( cos %alpha vec i + sin %alpha vec j)</annotation>
  </semantics>
</math>
</file>

<file path=Object 9/content.xml><?xml version="1.0" encoding="utf-8"?>
<math xmlns="http://www.w3.org/1998/Math/MathML" display="block">
  <semantics>
    <mrow>
      <mrow>
        <mrow>
          <mo fence="true" stretchy="false">‖</mo>
          <mrow>
            <mover accent="true">
              <mi mathvariant="italic">OM</mi>
              <mo stretchy="true">⃗</mo>
            </mover>
          </mrow>
          <mo fence="true" stretchy="false">‖</mo>
        </mrow>
        <mo stretchy="false">=</mo>
        <mi>d</mi>
      </mrow>
      <mi>,</mi>
      <mi mathvariant="italic">distance</mi>
      <mrow>
        <mi mathvariant="italic">star</mi>
        <mo stretchy="false">/</mo>
        <mi mathvariant="italic">ship</mi>
      </mrow>
    </mrow>
    <annotation encoding="StarMath 5.0">ldline widevec OM rdline = d, distance star/ship</annotation>
  </semantics>
</math>
</file>